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2.8pt"/>
    </style:style>
    <style:style style:name="co2" style:family="table-column">
      <style:table-column-properties fo:break-before="auto" style:column-width="23.41pt"/>
    </style:style>
    <style:style style:name="co3" style:family="table-column">
      <style:table-column-properties fo:break-before="auto" style:column-width="33.39pt"/>
    </style:style>
    <style:style style:name="co4" style:family="table-column">
      <style:table-column-properties fo:break-before="auto" style:column-width="125.29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pt"/>
      <style:text-properties fo:color="#ce181e"/>
    </style:style>
  </office:automatic-styles>
  <office:body>
    <office:spreadsheet>
      <table:calculation-settings table:automatic-find-labels="false" table:use-regular-expressions="false" table:use-wildcards="true"/>
      <table:table table:name="mpcc_ipop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Iter</text:p>
          </table:table-cell>
          <table:table-cell office:value-type="string" calcext:value-type="string">
            <text:p>CPUs</text:p>
          </table:table-cell>
          <table:table-cell office:value-type="string" calcext:value-type="string">
            <text:p>f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TSC-1</text:p>
          </table:table-cell>
          <table:table-cell table:style-name="ce4" office:value-type="float" office:value="133" calcext:value-type="float">
            <text:p>133</text:p>
          </table:table-cell>
          <table:table-cell table:style-name="ce4" office:value-type="float" office:value="4.12" calcext:value-type="float">
            <text:p>4.12</text:p>
          </table:table-cell>
          <table:table-cell table:style-name="ce4" office:value-type="float" office:value="54.96346917" calcext:value-type="float">
            <text:p>54.96346917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 calcext:value-type="string">
            <text:p>TSC-10</text:p>
          </table:table-cell>
          <table:table-cell table:style-name="ce4" office:value-type="float" office:value="162" calcext:value-type="float">
            <text:p>162</text:p>
          </table:table-cell>
          <table:table-cell table:style-name="ce4" office:value-type="float" office:value="2.15" calcext:value-type="float">
            <text:p>2.15</text:p>
          </table:table-cell>
          <table:table-cell table:style-name="ce4" office:value-type="float" office:value="54.80213731" calcext:value-type="float">
            <text:p>54.80213731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 calcext:value-type="string">
            <text:p>TSC-1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0.521" calcext:value-type="float">
            <text:p>0.521</text:p>
          </table:table-cell>
          <table:table-cell table:style-name="ce4" office:value-type="float" office:value="101.56769006" calcext:value-type="float">
            <text:p>101.56769006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 calcext:value-type="string">
            <text:p>TSC-12</text:p>
          </table:table-cell>
          <table:table-cell table:style-name="ce4" office:value-type="float" office:value="186" calcext:value-type="float">
            <text:p>186</text:p>
          </table:table-cell>
          <table:table-cell table:style-name="ce4" office:value-type="float" office:value="1.916" calcext:value-type="float">
            <text:p>1.916</text:p>
          </table:table-cell>
          <table:table-cell table:style-name="ce4" office:value-type="float" office:value="275.04563589" calcext:value-type="float">
            <text:p>275.04563589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 calcext:value-type="string">
            <text:p>TSC-13</text:p>
          </table:table-cell>
          <table:table-cell table:style-name="ce4" office:value-type="float" office:value="242" calcext:value-type="float">
            <text:p>242</text:p>
          </table:table-cell>
          <table:table-cell table:style-name="ce4" office:value-type="float" office:value="2.741" calcext:value-type="float">
            <text:p>2.741</text:p>
          </table:table-cell>
          <table:table-cell table:style-name="ce4" office:value-type="float" office:value="86.402864534" calcext:value-type="float">
            <text:p>86.402864534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 calcext:value-type="string">
            <text:p>TSC-2</text:p>
          </table:table-cell>
          <table:table-cell table:style-name="ce4" office:value-type="float" office:value="174" calcext:value-type="float">
            <text:p>174</text:p>
          </table:table-cell>
          <table:table-cell table:style-name="ce4" office:value-type="float" office:value="1.723" calcext:value-type="float">
            <text:p>1.723</text:p>
          </table:table-cell>
          <table:table-cell table:style-name="ce4" office:value-type="float" office:value="52.570811864" calcext:value-type="float">
            <text:p>52.570811864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 calcext:value-type="string">
            <text:p>TSC-3</text:p>
          </table:table-cell>
          <table:table-cell table:style-name="ce4" office:value-type="float" office:value="232" calcext:value-type="float">
            <text:p>232</text:p>
          </table:table-cell>
          <table:table-cell table:style-name="ce4" office:value-type="float" office:value="2.515" calcext:value-type="float">
            <text:p>2.515</text:p>
          </table:table-cell>
          <table:table-cell table:style-name="ce4" office:value-type="float" office:value="87.067377069" calcext:value-type="float">
            <text:p>87.067377069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 calcext:value-type="string">
            <text:p>TSC-4</text:p>
          </table:table-cell>
          <table:table-cell table:style-name="ce4" office:value-type="float" office:value="318" calcext:value-type="float">
            <text:p>318</text:p>
          </table:table-cell>
          <table:table-cell table:style-name="ce4" office:value-type="float" office:value="2.664" calcext:value-type="float">
            <text:p>2.664</text:p>
          </table:table-cell>
          <table:table-cell table:style-name="ce4" office:value-type="float" office:value="79.043543133" calcext:value-type="float">
            <text:p>79.043543133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 calcext:value-type="string">
            <text:p>TSC-5</text:p>
          </table:table-cell>
          <table:table-cell table:style-name="ce4" office:value-type="float" office:value="254" calcext:value-type="float">
            <text:p>254</text:p>
          </table:table-cell>
          <table:table-cell table:style-name="ce4" office:value-type="float" office:value="1.435" calcext:value-type="float">
            <text:p>1.435</text:p>
          </table:table-cell>
          <table:table-cell table:style-name="ce4" office:value-type="float" office:value="101.46868444" calcext:value-type="float">
            <text:p>101.46868444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 calcext:value-type="string">
            <text:p>TSC-6</text:p>
          </table:table-cell>
          <table:table-cell table:style-name="ce4" office:value-type="float" office:value="1162" calcext:value-type="float">
            <text:p>1162</text:p>
          </table:table-cell>
          <table:table-cell table:style-name="ce4" office:value-type="float" office:value="2.251" calcext:value-type="float">
            <text:p>2.251</text:p>
          </table:table-cell>
          <table:table-cell table:style-name="ce4" office:value-type="float" office:value="101.52843455" calcext:value-type="float">
            <text:p>101.52843455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 calcext:value-type="string">
            <text:p>TSC-7</text:p>
          </table:table-cell>
          <table:table-cell table:style-name="ce4" office:value-type="float" office:value="350" calcext:value-type="float">
            <text:p>350</text:p>
          </table:table-cell>
          <table:table-cell table:style-name="ce4" office:value-type="float" office:value="1.741" calcext:value-type="float">
            <text:p>1.741</text:p>
          </table:table-cell>
          <table:table-cell table:style-name="ce4" office:value-type="float" office:value="278.13395779" calcext:value-type="float">
            <text:p>278.13395779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 calcext:value-type="string">
            <text:p>TSC-8</text:p>
          </table:table-cell>
          <table:table-cell table:style-name="ce4" office:value-type="float" office:value="341" calcext:value-type="float">
            <text:p>341</text:p>
          </table:table-cell>
          <table:table-cell table:style-name="ce4" office:value-type="float" office:value="2.0141" calcext:value-type="float">
            <text:p>2.0141</text:p>
          </table:table-cell>
          <table:table-cell table:style-name="ce4" office:value-type="float" office:value="273.69213068" calcext:value-type="float">
            <text:p>273.69213068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 calcext:value-type="string">
            <text:p>TSC-9</text:p>
          </table:table-cell>
          <table:table-cell table:style-name="ce4" office:value-type="float" office:value="208" calcext:value-type="float">
            <text:p>208</text:p>
          </table:table-cell>
          <table:table-cell table:style-name="ce4" office:value-type="float" office:value="1.831" calcext:value-type="float">
            <text:p>1.831</text:p>
          </table:table-cell>
          <table:table-cell table:style-name="ce4" office:value-type="float" office:value="53.205032802" calcext:value-type="float">
            <text:p>53.205032802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 calcext:value-type="string">
            <text:p>bar-truss</text:p>
          </table:table-cell>
          <table:table-cell table:style-name="ce4" office:value-type="float" office:value="145" calcext:value-type="float">
            <text:p>145</text:p>
          </table:table-cell>
          <table:table-cell table:style-name="ce4" office:value-type="float" office:value="0.542" calcext:value-type="float">
            <text:p>0.542</text:p>
          </table:table-cell>
          <table:table-cell table:style-name="ce4" office:value-type="float" office:value="2.46525726" calcext:value-type="float">
            <text:p>2.46525726</text:p>
          </table:table-cell>
          <table:table-cell table:style-name="ce4" table:number-columns-repeated="1020"/>
        </table:table-row>
        <table:table-row table:style-name="ro1">
          <table:table-cell office:value-type="string" calcext:value-type="string">
            <text:p>bard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999999962507624" calcext:value-type="float">
            <text:p>0.9999999625076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rd1m</text:p>
          </table:table-cell>
          <table:table-cell office:value-type="float" office:value="11" calcext:value-type="float">
            <text:p>11</text:p>
          </table:table-cell>
          <table:table-cell office:value-type="float" office:value="0.007" calcext:value-type="float">
            <text:p>0.007</text:p>
          </table:table-cell>
          <table:table-cell office:value-type="float" office:value="0.999999962505904" calcext:value-type="float">
            <text:p>0.9999999625059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rd2</text:p>
          </table:table-cell>
          <table:table-cell office:value-type="float" office:value="7" calcext:value-type="float">
            <text:p>7</text:p>
          </table:table-cell>
          <table:table-cell office:value-type="float" office:value="0.002" calcext:value-type="float">
            <text:p>0.002</text:p>
          </table:table-cell>
          <table:table-cell office:value-type="float" office:value="-0.00000358997638391248" calcext:value-type="float">
            <text:p>-3.58997638391248E-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rd2m</text:p>
          </table:table-cell>
          <table:table-cell office:value-type="float" office:value="10" calcext:value-type="float">
            <text:p>10</text:p>
          </table:table-cell>
          <table:table-cell office:value-type="float" office:value="0.008" calcext:value-type="float">
            <text:p>0.008</text:p>
          </table:table-cell>
          <table:table-cell office:value-type="float" office:value="-7200.00003598998" calcext:value-type="float">
            <text:p>-7200.000035989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rd3</text:p>
          </table:table-cell>
          <table:table-cell office:value-type="float" office:value="17" calcext:value-type="float">
            <text:p>17</text:p>
          </table:table-cell>
          <table:table-cell office:value-type="float" office:value="0.006" calcext:value-type="float">
            <text:p>0.006</text:p>
          </table:table-cell>
          <table:table-cell office:value-type="float" office:value="-13.5000000844624" calcext:value-type="float">
            <text:p>-13.50000008446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rd3m</text:p>
          </table:table-cell>
          <table:table-cell office:value-type="float" office:value="18" calcext:value-type="float">
            <text:p>18</text:p>
          </table:table-cell>
          <table:table-cell office:value-type="float" office:value="0.006" calcext:value-type="float">
            <text:p>0.006</text:p>
          </table:table-cell>
          <table:table-cell office:value-type="float" office:value="-12.5000000844624" calcext:value-type="float">
            <text:p>-12.5000000844624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bem-milanc30-s</text:p>
          </table:table-cell>
          <table:table-cell table:style-name="ce4" office:value-type="float" office:value="3138" calcext:value-type="float">
            <text:p>3138</text:p>
          </table:table-cell>
          <table:table-cell table:style-name="ce4" office:value-type="float" office:value="4.93" calcext:value-type="float">
            <text:p>4.93</text:p>
          </table:table-cell>
          <table:table-cell table:style-name="ce4" office:value-type="float" office:value="0.000000000000032222763651" calcext:value-type="float">
            <text:p>3.2222763651E-14</text:p>
          </table:table-cell>
          <table:table-cell table:style-name="ce4" table:number-columns-repeated="1020"/>
        </table:table-row>
        <table:table-row table:style-name="ro1">
          <table:table-cell office:value-type="string" calcext:value-type="string">
            <text:p>bilevel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ilevel1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ilevel2</text:p>
          </table:table-cell>
          <table:table-cell office:value-type="float" office:value="6" calcext:value-type="float">
            <text:p>6</text:p>
          </table:table-cell>
          <table:table-cell office:value-type="float" office:value="0.003" calcext:value-type="float">
            <text:p>0.003</text:p>
          </table:table-cell>
          <table:table-cell office:value-type="float" office:value="-8200" calcext:value-type="float">
            <text:p>-82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ilevel2m</text:p>
          </table:table-cell>
          <table:table-cell office:value-type="float" office:value="6" calcext:value-type="float">
            <text:p>6</text:p>
          </table:table-cell>
          <table:table-cell office:value-type="float" office:value="0.009" calcext:value-type="float">
            <text:p>0.009</text:p>
          </table:table-cell>
          <table:table-cell office:value-type="float" office:value="-8200" calcext:value-type="float">
            <text:p>-82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ilevel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il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mpe</text:p>
          </table:table-cell>
          <table:table-cell office:value-type="float" office:value="44" calcext:value-type="float">
            <text:p>44</text:p>
          </table:table-cell>
          <table:table-cell office:value-type="float" office:value="0.016" calcext:value-type="float">
            <text:p>0.016</text:p>
          </table:table-cell>
          <table:table-cell office:value-type="float" office:value="16.0000008224151" calcext:value-type="float">
            <text:p>16.0000008224151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design-cent-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24143421.23" calcext:value-type="float">
            <text:p>224143421.23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design-cent-2</text:p>
          </table:table-cell>
          <table:table-cell table:style-name="ce4" office:value-type="float" office:value="247" calcext:value-type="float">
            <text:p>24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89421073.46" calcext:value-type="float">
            <text:p>189421073.46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design-cent-21</text:p>
          </table:table-cell>
          <table:table-cell table:style-name="ce4" office:value-type="float" office:value="1177" calcext:value-type="float">
            <text:p>1177</text:p>
          </table:table-cell>
          <table:table-cell table:style-name="ce4" office:value-type="float" office:value="0.12" calcext:value-type="float">
            <text:p>0.12</text:p>
          </table:table-cell>
          <table:table-cell table:style-name="ce4" office:value-type="float" office:value="978.98494287" calcext:value-type="float">
            <text:p>978.98494287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design-cent-3</text:p>
          </table:table-cell>
          <table:table-cell table:style-name="ce4" office:value-type="float" office:value="138" calcext:value-type="float">
            <text:p>13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949923158.4" calcext:value-type="float">
            <text:p>6949923158.4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design-cent-31</text:p>
          </table:table-cell>
          <table:table-cell table:style-name="ce4" office:value-type="float" office:value="1086" calcext:value-type="float">
            <text:p>1086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230.23354074" calcext:value-type="float">
            <text:p>230.23354074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design-cent-4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silva</text:p>
          </table:table-cell>
          <table:table-cell office:value-type="float" office:value="7" calcext:value-type="float">
            <text:p>7</text:p>
          </table:table-cell>
          <table:table-cell office:value-type="float" office:value="0.007" calcext:value-type="float">
            <text:p>0.007</text:p>
          </table:table-cell>
          <table:table-cell office:value-type="float" office:value="-1.00000000498314" calcext:value-type="float">
            <text:p>-1.000000004983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f1</text:p>
          </table:table-cell>
          <table:table-cell office:value-type="float" office:value="7" calcext:value-type="float">
            <text:p>7</text:p>
          </table:table-cell>
          <table:table-cell office:value-type="float" office:value="0.011" calcext:value-type="float">
            <text:p>0.011</text:p>
          </table:table-cell>
          <table:table-cell office:value-type="float" office:value="4.7623589259886E-017" calcext:value-type="float">
            <text:p>4.7623589259886E-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9.1.1</text:p>
          </table:table-cell>
          <table:table-cell office:value-type="float" office:value="10" calcext:value-type="float">
            <text:p>10</text:p>
          </table:table-cell>
          <table:table-cell office:value-type="float" office:value="0.015" calcext:value-type="float">
            <text:p>0.015</text:p>
          </table:table-cell>
          <table:table-cell office:value-type="float" office:value="-13.0000000222727" calcext:value-type="float">
            <text:p>-13.000000022272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9.1.10</text:p>
          </table:table-cell>
          <table:table-cell office:value-type="float" office:value="21" calcext:value-type="float">
            <text:p>21</text:p>
          </table:table-cell>
          <table:table-cell office:value-type="float" office:value="0.014" calcext:value-type="float">
            <text:p>0.014</text:p>
          </table:table-cell>
          <table:table-cell office:value-type="float" office:value="-4.00000003566655" calcext:value-type="float">
            <text:p>-4.000000035666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9.1.2</text:p>
          </table:table-cell>
          <table:table-cell office:value-type="float" office:value="10" calcext:value-type="float">
            <text:p>10</text:p>
          </table:table-cell>
          <table:table-cell office:value-type="float" office:value="0.005" calcext:value-type="float">
            <text:p>0.005</text:p>
          </table:table-cell>
          <table:table-cell office:value-type="float" office:value="-6.25000003318182" calcext:value-type="float">
            <text:p>-6.2500000331818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9.1.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9.1.4</text:p>
          </table:table-cell>
          <table:table-cell office:value-type="float" office:value="10" calcext:value-type="float">
            <text:p>10</text:p>
          </table:table-cell>
          <table:table-cell office:value-type="float" office:value="0.004" calcext:value-type="float">
            <text:p>0.004</text:p>
          </table:table-cell>
          <table:table-cell office:value-type="float" office:value="-63.0000000148485" calcext:value-type="float">
            <text:p>-63.000000014848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9.1.5</text:p>
          </table:table-cell>
          <table:table-cell office:value-type="float" office:value="11" calcext:value-type="float">
            <text:p>11</text:p>
          </table:table-cell>
          <table:table-cell office:value-type="float" office:value="0.006" calcext:value-type="float">
            <text:p>0.006</text:p>
          </table:table-cell>
          <table:table-cell office:value-type="float" office:value="-1.00000010727273" calcext:value-type="float">
            <text:p>-1.0000001072727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9.1.6</text:p>
          </table:table-cell>
          <table:table-cell office:value-type="float" office:value="14" calcext:value-type="float">
            <text:p>14</text:p>
          </table:table-cell>
          <table:table-cell office:value-type="float" office:value="0.005" calcext:value-type="float">
            <text:p>0.005</text:p>
          </table:table-cell>
          <table:table-cell office:value-type="float" office:value="-52.0000000099858" calcext:value-type="float">
            <text:p>-52.000000009985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9.1.7</text:p>
          </table:table-cell>
          <table:table-cell office:value-type="float" office:value="15" calcext:value-type="float">
            <text:p>15</text:p>
          </table:table-cell>
          <table:table-cell office:value-type="float" office:value="0.008" calcext:value-type="float">
            <text:p>0.008</text:p>
          </table:table-cell>
          <table:table-cell office:value-type="float" office:value="-50.0000010954545" calcext:value-type="float">
            <text:p>-50.000001095454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9.1.8</text:p>
          </table:table-cell>
          <table:table-cell office:value-type="float" office:value="21" calcext:value-type="float">
            <text:p>21</text:p>
          </table:table-cell>
          <table:table-cell office:value-type="float" office:value="0.003" calcext:value-type="float">
            <text:p>0.003</text:p>
          </table:table-cell>
          <table:table-cell office:value-type="float" office:value="-4.00000003566655" calcext:value-type="float">
            <text:p>-4.000000035666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9.1.9</text:p>
          </table:table-cell>
          <table:table-cell office:value-type="float" office:value="22" calcext:value-type="float">
            <text:p>22</text:p>
          </table:table-cell>
          <table:table-cell office:value-type="float" office:value="0.007" calcext:value-type="float">
            <text:p>0.007</text:p>
          </table:table-cell>
          <table:table-cell office:value-type="float" office:value="1.99999998907508" calcext:value-type="float">
            <text:p>1.999999989075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9.2.1</text:p>
          </table:table-cell>
          <table:table-cell office:value-type="float" office:value="13" calcext:value-type="float">
            <text:p>13</text:p>
          </table:table-cell>
          <table:table-cell office:value-type="float" office:value="0.004" calcext:value-type="float">
            <text:p>0.004</text:p>
          </table:table-cell>
          <table:table-cell office:value-type="float" office:value="1.99999995272727" calcext:value-type="float">
            <text:p>1.9999999527272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9.2.2</text:p>
          </table:table-cell>
          <table:table-cell office:value-type="float" office:value="11" calcext:value-type="float">
            <text:p>11</text:p>
          </table:table-cell>
          <table:table-cell office:value-type="float" office:value="0.007" calcext:value-type="float">
            <text:p>0.007</text:p>
          </table:table-cell>
          <table:table-cell office:value-type="float" office:value="49.9999999009091" calcext:value-type="float">
            <text:p>49.999999900909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9.2.3</text:p>
          </table:table-cell>
          <table:table-cell office:value-type="float" office:value="14" calcext:value-type="float">
            <text:p>14</text:p>
          </table:table-cell>
          <table:table-cell office:value-type="float" office:value="0.007" calcext:value-type="float">
            <text:p>0.007</text:p>
          </table:table-cell>
          <table:table-cell office:value-type="float" office:value="-29.0000000363636" calcext:value-type="float">
            <text:p>-29.00000003636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9.2.4</text:p>
          </table:table-cell>
          <table:table-cell office:value-type="float" office:value="10" calcext:value-type="float">
            <text:p>10</text:p>
          </table:table-cell>
          <table:table-cell office:value-type="float" office:value="0.011" calcext:value-type="float">
            <text:p>0.011</text:p>
          </table:table-cell>
          <table:table-cell office:value-type="float" office:value="1.80092012963557E-018" calcext:value-type="float">
            <text:p>1.80092012963557E-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9.2.5</text:p>
          </table:table-cell>
          <table:table-cell office:value-type="float" office:value="12" calcext:value-type="float">
            <text:p>12</text:p>
          </table:table-cell>
          <table:table-cell office:value-type="float" office:value="0.01" calcext:value-type="float">
            <text:p>0.01</text:p>
          </table:table-cell>
          <table:table-cell office:value-type="float" office:value="1.82696940261617E-020" calcext:value-type="float">
            <text:p>1.82696940261617E-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9.2.6</text:p>
          </table:table-cell>
          <table:table-cell office:value-type="float" office:value="10" calcext:value-type="float">
            <text:p>10</text:p>
          </table:table-cell>
          <table:table-cell office:value-type="float" office:value="0.004" calcext:value-type="float">
            <text:p>0.004</text:p>
          </table:table-cell>
          <table:table-cell office:value-type="float" office:value="-1.50000001818182" calcext:value-type="float">
            <text:p>-1.5000000181818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9.2.7</text:p>
          </table:table-cell>
          <table:table-cell office:value-type="float" office:value="13" calcext:value-type="float">
            <text:p>13</text:p>
          </table:table-cell>
          <table:table-cell office:value-type="float" office:value="0.012" calcext:value-type="float">
            <text:p>0.012</text:p>
          </table:table-cell>
          <table:table-cell office:value-type="float" office:value="1.99999995272727" calcext:value-type="float">
            <text:p>1.9999999527272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9.2.8</text:p>
          </table:table-cell>
          <table:table-cell office:value-type="float" office:value="10" calcext:value-type="float">
            <text:p>10</text:p>
          </table:table-cell>
          <table:table-cell office:value-type="float" office:value="0.001" calcext:value-type="float">
            <text:p>0.001</text:p>
          </table:table-cell>
          <table:table-cell office:value-type="float" office:value="0.999999952727272" calcext:value-type="float">
            <text:p>0.99999995272727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9.2.9</text:p>
          </table:table-cell>
          <table:table-cell office:value-type="float" office:value="13" calcext:value-type="float">
            <text:p>13</text:p>
          </table:table-cell>
          <table:table-cell office:value-type="float" office:value="0.004" calcext:value-type="float">
            <text:p>0.004</text:p>
          </table:table-cell>
          <table:table-cell office:value-type="float" office:value="1.99999997272727" calcext:value-type="float">
            <text:p>1.9999999727272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lp2</text:p>
          </table:table-cell>
          <table:table-cell office:value-type="float" office:value="7" calcext:value-type="float">
            <text:p>7</text:p>
          </table:table-cell>
          <table:table-cell office:value-type="float" office:value="0.002" calcext:value-type="float">
            <text:p>0.002</text:p>
          </table:table-cell>
          <table:table-cell office:value-type="float" office:value="1.97432222711795E-019" calcext:value-type="float">
            <text:p>1.97432222711795E-19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flp4-1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-1.9406459205E-016" calcext:value-type="float">
            <text:p>-1.9406459205E-16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flp4-2</text:p>
          </table:table-cell>
          <table:table-cell table:style-name="ce4" office:value-type="float" office:value="281" calcext:value-type="float">
            <text:p>281</text:p>
          </table:table-cell>
          <table:table-cell table:style-name="ce4" office:value-type="float" office:value="0.03" calcext:value-type="float">
            <text:p>0.03</text:p>
          </table:table-cell>
          <table:table-cell table:style-name="ce4" office:value-type="float" office:value="-3.7397001466E-015" calcext:value-type="float">
            <text:p>-3.7397001466E-15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flp4-3</text:p>
          </table:table-cell>
          <table:table-cell table:style-name="ce4" office:value-type="float" office:value="409" calcext:value-type="float">
            <text:p>409</text:p>
          </table:table-cell>
          <table:table-cell table:style-name="ce4" office:value-type="float" office:value="0.07" calcext:value-type="float">
            <text:p>0.07</text:p>
          </table:table-cell>
          <table:table-cell table:style-name="ce4" office:value-type="float" office:value="-3.2529267539E-015" calcext:value-type="float">
            <text:p>-3.2529267539E-15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 calcext:value-type="string">
            <text:p>flp4-4</text:p>
          </table:table-cell>
          <table:table-cell table:style-name="ce4" office:value-type="float" office:value="571" calcext:value-type="float">
            <text:p>571</text:p>
          </table:table-cell>
          <table:table-cell table:style-name="ce4" office:value-type="float" office:value="0.13" calcext:value-type="float">
            <text:p>0.13</text:p>
          </table:table-cell>
          <table:table-cell table:style-name="ce4" office:value-type="float" office:value="-1.7130606311E-016" calcext:value-type="float">
            <text:p>-1.7130606311E-16</text:p>
          </table:table-cell>
          <table:table-cell table:style-name="ce4" table:number-columns-repeated="1020"/>
        </table:table-row>
        <table:table-row table:style-name="ro1">
          <table:table-cell office:value-type="string" calcext:value-type="string">
            <text:p>gauvin</text:p>
          </table:table-cell>
          <table:table-cell office:value-type="float" office:value="15" calcext:value-type="float">
            <text:p>15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000000364134125434866" calcext:value-type="float">
            <text:p>3.64134125434866E-09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 calcext:value-type="string">
            <text:p>gnash10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0.00692" calcext:value-type="float">
            <text:p>0.00692</text:p>
          </table:table-cell>
          <table:table-cell table:style-name="ce4" office:value-type="float" office:value="-230.823206720693" calcext:value-type="float">
            <text:p>-230.823206720693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 calcext:value-type="string">
            <text:p>gnash10m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0.01567" calcext:value-type="float">
            <text:p>0.01567</text:p>
          </table:table-cell>
          <table:table-cell table:style-name="ce4" office:value-type="float" office:value="-230.823206777555" calcext:value-type="float">
            <text:p>-230.823206777555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 calcext:value-type="string">
            <text:p>gnash11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0.0459" calcext:value-type="float">
            <text:p>0.0459</text:p>
          </table:table-cell>
          <table:table-cell table:style-name="ce4" office:value-type="float" office:value="-129.911923987619" calcext:value-type="float">
            <text:p>-129.911923987619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 calcext:value-type="string">
            <text:p>gnash11m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0.0477" calcext:value-type="float">
            <text:p>0.0477</text:p>
          </table:table-cell>
          <table:table-cell table:style-name="ce4" office:value-type="float" office:value="-129.911923513708" calcext:value-type="float">
            <text:p>-129.911923513708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 calcext:value-type="string">
            <text:p>gnash12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0.00628" calcext:value-type="float">
            <text:p>0.00628</text:p>
          </table:table-cell>
          <table:table-cell table:style-name="ce4" office:value-type="float" office:value="-36.9331067935612" calcext:value-type="float">
            <text:p>-36.9331067935612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 calcext:value-type="string">
            <text:p>gnash12m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0.00473" calcext:value-type="float">
            <text:p>0.00473</text:p>
          </table:table-cell>
          <table:table-cell table:style-name="ce4" office:value-type="float" office:value="-36.9331067850239" calcext:value-type="float">
            <text:p>-36.9331067850239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 calcext:value-type="string">
            <text:p>gnash1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.00472" calcext:value-type="float">
            <text:p>0.00472</text:p>
          </table:table-cell>
          <table:table-cell table:style-name="ce4" office:value-type="float" office:value="-7.06178327519102" calcext:value-type="float">
            <text:p>-7.06178327519102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 calcext:value-type="string">
            <text:p>gnash13m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0.00486" calcext:value-type="float">
            <text:p>0.00486</text:p>
          </table:table-cell>
          <table:table-cell table:style-name="ce4" office:value-type="float" office:value="-7.06178327001537" calcext:value-type="float">
            <text:p>-7.06178327001537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 calcext:value-type="string">
            <text:p>gnash14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0.00473" calcext:value-type="float">
            <text:p>0.00473</text:p>
          </table:table-cell>
          <table:table-cell table:style-name="ce4" office:value-type="float" office:value="-0.179046308912984" calcext:value-type="float">
            <text:p>-0.179046308912984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 calcext:value-type="string">
            <text:p>gnash14m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0.0594" calcext:value-type="float">
            <text:p>0.0594</text:p>
          </table:table-cell>
          <table:table-cell table:style-name="ce4" office:value-type="float" office:value="-0.179046308906182" calcext:value-type="float">
            <text:p>-0.179046308906182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 calcext:value-type="string">
            <text:p>gnash15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0.0574" calcext:value-type="float">
            <text:p>0.0574</text:p>
          </table:table-cell>
          <table:table-cell table:style-name="ce4" office:value-type="float" office:value="-354.699058808432" calcext:value-type="float">
            <text:p>-354.699058808432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 calcext:value-type="string">
            <text:p>gnash15m</text:p>
          </table:table-cell>
          <table:table-cell table:style-name="ce4"/>
          <table:table-cell/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gnash16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0.00473" calcext:value-type="float">
            <text:p>0.00473</text:p>
          </table:table-cell>
          <table:table-cell table:style-name="ce4" office:value-type="float" office:value="-241.441976592548" calcext:value-type="float">
            <text:p>-241.441976592548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 calcext:value-type="string">
            <text:p>gnash16m</text:p>
          </table:table-cell>
          <table:table-cell table:style-name="ce4"/>
          <table:table-cell/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gnash17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0.00849" calcext:value-type="float">
            <text:p>0.00849</text:p>
          </table:table-cell>
          <table:table-cell table:style-name="ce4" office:value-type="float" office:value="-90.7491017833837" calcext:value-type="float">
            <text:p>-90.7491017833837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 calcext:value-type="string">
            <text:p>gnash17m</text:p>
          </table:table-cell>
          <table:table-cell table:style-name="ce4"/>
          <table:table-cell/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gnash18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0.01598" calcext:value-type="float">
            <text:p>0.01598</text:p>
          </table:table-cell>
          <table:table-cell table:style-name="ce4" office:value-type="float" office:value="-25.6982152711324" calcext:value-type="float">
            <text:p>-25.6982152711324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 calcext:value-type="string">
            <text:p>gnash18m</text:p>
          </table:table-cell>
          <table:table-cell table:style-name="ce4"/>
          <table:table-cell/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gnash1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0.01098" calcext:value-type="float">
            <text:p>0.01098</text:p>
          </table:table-cell>
          <table:table-cell table:style-name="ce4" office:value-type="float" office:value="-6.11670822853354" calcext:value-type="float">
            <text:p>-6.11670822853354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 calcext:value-type="string">
            <text:p>gnash19m</text:p>
          </table:table-cell>
          <table:table-cell table:style-name="ce4"/>
          <table:table-cell/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hakonsen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0.1126" calcext:value-type="float">
            <text:p>0.1126</text:p>
          </table:table-cell>
          <table:table-cell table:style-name="ce4" office:value-type="float" office:value="24.3668142866353" calcext:value-type="float">
            <text:p>24.3668142866353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 calcext:value-type="string">
            <text:p>hs044-i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0.00814" calcext:value-type="float">
            <text:p>0.00814</text:p>
          </table:table-cell>
          <table:table-cell table:style-name="ce4" office:value-type="float" office:value="17.0901220110019" calcext:value-type="float">
            <text:p>17.0901220110019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 calcext:value-type="string">
            <text:p>incid-set1-16</text:p>
          </table:table-cell>
          <table:table-cell table:style-name="ce4" office:value-type="float" office:value="153" calcext:value-type="float">
            <text:p>153</text:p>
          </table:table-cell>
          <table:table-cell table:style-name="ce4" office:value-type="float" office:value="1.5899" calcext:value-type="float">
            <text:p>1.5899</text:p>
          </table:table-cell>
          <table:table-cell table:style-name="ce4" office:value-type="float" office:value="0.00000000445107140037365" calcext:value-type="float">
            <text:p>4.45107140037365E-09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 calcext:value-type="string">
            <text:p>incid-set1-32</text:p>
          </table:table-cell>
          <table:table-cell table:style-name="ce4" office:value-type="float" office:value="426" calcext:value-type="float">
            <text:p>426</text:p>
          </table:table-cell>
          <table:table-cell table:style-name="ce4" office:value-type="float" office:value="5.16869" calcext:value-type="float">
            <text:p>5.16869</text:p>
          </table:table-cell>
          <table:table-cell table:style-name="ce4" office:value-type="float" office:value="0.000000297693660656329" calcext:value-type="float">
            <text:p>2.97693660656329E-07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 calcext:value-type="string">
            <text:p>incid-set1-8</text:p>
          </table:table-cell>
          <table:table-cell table:style-name="ce4" office:value-type="float" office:value="191" calcext:value-type="float">
            <text:p>191</text:p>
          </table:table-cell>
          <table:table-cell table:style-name="ce4" office:value-type="float" office:value="0.941" calcext:value-type="float">
            <text:p>0.941</text:p>
          </table:table-cell>
          <table:table-cell table:style-name="ce4" office:value-type="float" office:value="0.0000000000664243338510892" calcext:value-type="float">
            <text:p>6.64243338510892E-11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 calcext:value-type="string">
            <text:p>incid-set1c-16</text:p>
          </table:table-cell>
          <table:table-cell table:style-name="ce4" office:value-type="float" office:value="176" calcext:value-type="float">
            <text:p>176</text:p>
          </table:table-cell>
          <table:table-cell table:style-name="ce4" office:value-type="float" office:value="2.04402" calcext:value-type="float">
            <text:p>2.04402</text:p>
          </table:table-cell>
          <table:table-cell table:style-name="ce4" office:value-type="float" office:value="0.000000000959387583606331" calcext:value-type="float">
            <text:p>9.59387583606331E-10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 calcext:value-type="string">
            <text:p>incid-set1c-32</text:p>
          </table:table-cell>
          <table:table-cell table:style-name="ce4" office:value-type="float" office:value="804" calcext:value-type="float">
            <text:p>804</text:p>
          </table:table-cell>
          <table:table-cell table:style-name="ce4" office:value-type="float" office:value="6.149" calcext:value-type="float">
            <text:p>6.149</text:p>
          </table:table-cell>
          <table:table-cell table:style-name="ce4" office:value-type="float" office:value="0.0000098294013003628" calcext:value-type="float">
            <text:p>9.8294013003628E-06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 calcext:value-type="string">
            <text:p>incid-set1c-8</text:p>
          </table:table-cell>
          <table:table-cell table:style-name="ce4" office:value-type="float" office:value="249" calcext:value-type="float">
            <text:p>249</text:p>
          </table:table-cell>
          <table:table-cell table:style-name="ce4" office:value-type="float" office:value="0.6039" calcext:value-type="float">
            <text:p>0.6039</text:p>
          </table:table-cell>
          <table:table-cell table:style-name="ce4" office:value-type="float" office:value="0.00000000687951472333343" calcext:value-type="float">
            <text:p>6.87951472333343E-09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 calcext:value-type="string">
            <text:p>incid-set2-16</text:p>
          </table:table-cell>
          <table:table-cell table:style-name="ce4" office:value-type="float" office:value="87" calcext:value-type="float">
            <text:p>87</text:p>
          </table:table-cell>
          <table:table-cell table:style-name="ce4" office:value-type="float" office:value="1.75125" calcext:value-type="float">
            <text:p>1.75125</text:p>
          </table:table-cell>
          <table:table-cell table:style-name="ce4" office:value-type="float" office:value="0.00299779268829992" calcext:value-type="float">
            <text:p>0.0029977926883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 calcext:value-type="string">
            <text:p>incid-set2-32</text:p>
          </table:table-cell>
          <table:table-cell table:style-name="ce4" office:value-type="float" office:value="190" calcext:value-type="float">
            <text:p>190</text:p>
          </table:table-cell>
          <table:table-cell table:style-name="ce4" office:value-type="float" office:value="9.59621" calcext:value-type="float">
            <text:p>9.59621</text:p>
          </table:table-cell>
          <table:table-cell table:style-name="ce4" office:value-type="float" office:value="0.0017517696746505" calcext:value-type="float">
            <text:p>0.001751769674651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 calcext:value-type="string">
            <text:p>incid-set2-8</text:p>
          </table:table-cell>
          <table:table-cell table:style-name="ce4" office:value-type="float" office:value="227" calcext:value-type="float">
            <text:p>227</text:p>
          </table:table-cell>
          <table:table-cell table:style-name="ce4" office:value-type="float" office:value="0.1294" calcext:value-type="float">
            <text:p>0.1294</text:p>
          </table:table-cell>
          <table:table-cell table:style-name="ce4" office:value-type="float" office:value="0.00451787867759781" calcext:value-type="float">
            <text:p>0.004517878677598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 calcext:value-type="string">
            <text:p>incid-set2c-16</text:p>
          </table:table-cell>
          <table:table-cell table:style-name="ce4" office:value-type="float" office:value="350" calcext:value-type="float">
            <text:p>350</text:p>
          </table:table-cell>
          <table:table-cell table:style-name="ce4" office:value-type="float" office:value="1.2159" calcext:value-type="float">
            <text:p>1.2159</text:p>
          </table:table-cell>
          <table:table-cell table:style-name="ce4" office:value-type="float" office:value="0.00360042587959819" calcext:value-type="float">
            <text:p>0.003600425879598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 calcext:value-type="string">
            <text:p>incid-set2c-32</text:p>
          </table:table-cell>
          <table:table-cell table:style-name="ce4" office:value-type="float" office:value="245" calcext:value-type="float">
            <text:p>245</text:p>
          </table:table-cell>
          <table:table-cell table:style-name="ce4" office:value-type="float" office:value="4.08433" calcext:value-type="float">
            <text:p>4.08433</text:p>
          </table:table-cell>
          <table:table-cell table:style-name="ce4" office:value-type="float" office:value="0.00243749782830992" calcext:value-type="float">
            <text:p>0.00243749782831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 calcext:value-type="string">
            <text:p>incid-set2c-8</text:p>
          </table:table-cell>
          <table:table-cell table:style-name="ce4" office:value-type="float" office:value="243" calcext:value-type="float">
            <text:p>243</text:p>
          </table:table-cell>
          <table:table-cell table:style-name="ce4" office:value-type="float" office:value="2.09382" calcext:value-type="float">
            <text:p>2.09382</text:p>
          </table:table-cell>
          <table:table-cell table:style-name="ce4" office:value-type="float" office:value="0.00547137168021207" calcext:value-type="float">
            <text:p>0.005471371680212</text:p>
          </table:table-cell>
          <table:table-cell table:style-name="ce4" table:number-columns-repeated="1020"/>
        </table:table-row>
        <table:table-row table:style-name="ro1">
          <table:table-cell office:value-type="string" calcext:value-type="string">
            <text:p>jr1</text:p>
          </table:table-cell>
          <table:table-cell office:value-type="float" office:value="12" calcext:value-type="float">
            <text:p>12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000000443139691963666" calcext:value-type="float">
            <text:p>4.43139691963666E-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r2</text:p>
          </table:table-cell>
          <table:table-cell office:value-type="float" office:value="7" calcext:value-type="float">
            <text:p>7</text:p>
          </table:table-cell>
          <table:table-cell office:value-type="float" office:value="0.002" calcext:value-type="float">
            <text:p>0.002</text:p>
          </table:table-cell>
          <table:table-cell office:value-type="float" office:value="1.57204216158954E-018" calcext:value-type="float">
            <text:p>1.57204216158954E-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th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0.0000000149881928127499" calcext:value-type="float">
            <text:p>-1.49881928127499E-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th2</text:p>
          </table:table-cell>
          <table:table-cell office:value-type="float" office:value="4" calcext:value-type="float">
            <text:p>4</text:p>
          </table:table-cell>
          <table:table-cell office:value-type="float" office:value="0.001" calcext:value-type="float">
            <text:p>0.001</text:p>
          </table:table-cell>
          <table:table-cell office:value-type="float" office:value="-0.00000000749409640480292" calcext:value-type="float">
            <text:p>-7.49409640480292E-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th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.72070064424833E-018" calcext:value-type="float">
            <text:p>4.72070064424833E-18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liswet1-05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0.0593" calcext:value-type="float">
            <text:p>0.0593</text:p>
          </table:table-cell>
          <table:table-cell table:style-name="ce4" office:value-type="float" office:value="0.0139973495249504" calcext:value-type="float">
            <text:p>0.01399734952495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 calcext:value-type="string">
            <text:p>liswet1-100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0.02733" calcext:value-type="float">
            <text:p>0.02733</text:p>
          </table:table-cell>
          <table:table-cell table:style-name="ce4" office:value-type="float" office:value="0.0137349021590001" calcext:value-type="float">
            <text:p>0.013734902159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 calcext:value-type="string">
            <text:p>liswet1-200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0.09334" calcext:value-type="float">
            <text:p>0.09334</text:p>
          </table:table-cell>
          <table:table-cell table:style-name="ce4" office:value-type="float" office:value="0.0170820913477858" calcext:value-type="float">
            <text:p>0.017082091347786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 calcext:value-type="string">
            <text:p>monteiro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0.04906" calcext:value-type="float">
            <text:p>0.04906</text:p>
          </table:table-cell>
          <table:table-cell table:style-name="ce4" office:value-type="float" office:value="37.5300233034336" calcext:value-type="float">
            <text:p>37.5300233034336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 calcext:value-type="string">
            <text:p>monteiroB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0.09032" calcext:value-type="float">
            <text:p>0.09032</text:p>
          </table:table-cell>
          <table:table-cell table:style-name="ce4" office:value-type="float" office:value="827.859480432835" calcext:value-type="float">
            <text:p>827.859480432835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 calcext:value-type="string">
            <text:p>nash1a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0.0343" calcext:value-type="float">
            <text:p>0.0343</text:p>
          </table:table-cell>
          <table:table-cell table:style-name="ce4" office:value-type="float" office:value="6.51295717559204E-018" calcext:value-type="float">
            <text:p>6.51295717559204E-18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 calcext:value-type="string">
            <text:p>nash1b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.053" calcext:value-type="float">
            <text:p>0.053</text:p>
          </table:table-cell>
          <table:table-cell table:style-name="ce4" office:value-type="float" office:value="6.51295717559204E-018" calcext:value-type="float">
            <text:p>6.51295717559204E-18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 calcext:value-type="string">
            <text:p>nash1c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0.0443" calcext:value-type="float">
            <text:p>0.0443</text:p>
          </table:table-cell>
          <table:table-cell table:style-name="ce4" office:value-type="float" office:value="6.51295717559204E-018" calcext:value-type="float">
            <text:p>6.51295717559204E-18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 calcext:value-type="string">
            <text:p>nash1d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.0283" calcext:value-type="float">
            <text:p>0.0283</text:p>
          </table:table-cell>
          <table:table-cell table:style-name="ce4" office:value-type="float" office:value="6.51295717559204E-018" calcext:value-type="float">
            <text:p>6.51295717559204E-18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 calcext:value-type="string">
            <text:p>nash1e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.02443" calcext:value-type="float">
            <text:p>0.02443</text:p>
          </table:table-cell>
          <table:table-cell table:style-name="ce4" office:value-type="float" office:value="6.51295717559204E-018" calcext:value-type="float">
            <text:p>6.51295717559204E-18</text:p>
          </table:table-cell>
          <table:table-cell table:style-name="ce4" table:number-columns-repeated="1020"/>
        </table:table-row>
        <table:table-row table:style-name="ro1">
          <table:table-cell office:value-type="string" calcext:value-type="string">
            <text:p>outrata3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.4520234153338E-019" calcext:value-type="float">
            <text:p>5.4520234153338E-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utrata32</text:p>
          </table:table-cell>
          <table:table-cell office:value-type="float" office:value="7" calcext:value-type="float">
            <text:p>7</text:p>
          </table:table-cell>
          <table:table-cell office:value-type="float" office:value="0.003" calcext:value-type="float">
            <text:p>0.003</text:p>
          </table:table-cell>
          <table:table-cell office:value-type="float" office:value="3.69833454745894E-018" calcext:value-type="float">
            <text:p>3.69833454745894E-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utrata33</text:p>
          </table:table-cell>
          <table:table-cell office:value-type="float" office:value="16" calcext:value-type="float">
            <text:p>16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00000158392197853114" calcext:value-type="float">
            <text:p>1.58392197853114E-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utrata34</text:p>
          </table:table-cell>
          <table:table-cell office:value-type="float" office:value="17" calcext:value-type="float">
            <text:p>17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000000155056316409631" calcext:value-type="float">
            <text:p>1.55056316409631E-09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pack-comp1-16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1.61719" calcext:value-type="float">
            <text:p>1.61719</text:p>
          </table:table-cell>
          <table:table-cell table:style-name="ce4" office:value-type="float" office:value="0.616951408136037" calcext:value-type="float">
            <text:p>0.616951408136037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 calcext:value-type="string">
            <text:p>pack-comp1-3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1.29024" calcext:value-type="float">
            <text:p>1.29024</text:p>
          </table:table-cell>
          <table:table-cell table:style-name="ce4" office:value-type="float" office:value="0.652979286150004" calcext:value-type="float">
            <text:p>0.652979286150004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 calcext:value-type="string">
            <text:p>pack-comp1-8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0.8824" calcext:value-type="float">
            <text:p>0.8824</text:p>
          </table:table-cell>
          <table:table-cell table:style-name="ce4" office:value-type="float" office:value="0.600000008231609" calcext:value-type="float">
            <text:p>0.600000008231609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 calcext:value-type="string">
            <text:p>pack-comp1c-16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0.9307" calcext:value-type="float">
            <text:p>0.9307</text:p>
          </table:table-cell>
          <table:table-cell table:style-name="ce4" office:value-type="float" office:value="0.623042855772536" calcext:value-type="float">
            <text:p>0.623042855772536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 calcext:value-type="string">
            <text:p>pack-comp1c-32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.31951" calcext:value-type="float">
            <text:p>1.31951</text:p>
          </table:table-cell>
          <table:table-cell table:style-name="ce4" office:value-type="float" office:value="0.661443158731768" calcext:value-type="float">
            <text:p>0.661443158731768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 calcext:value-type="string">
            <text:p>pack-comp1c-8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0.4799" calcext:value-type="float">
            <text:p>0.4799</text:p>
          </table:table-cell>
          <table:table-cell table:style-name="ce4" office:value-type="float" office:value="0.600000000063762" calcext:value-type="float">
            <text:p>0.600000000063762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 calcext:value-type="string">
            <text:p>pack-comp2-16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0.16809" calcext:value-type="float">
            <text:p>0.16809</text:p>
          </table:table-cell>
          <table:table-cell table:style-name="ce4" office:value-type="float" office:value="0.727135442061923" calcext:value-type="float">
            <text:p>0.727135442061923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 calcext:value-type="string">
            <text:p>pack-comp2-32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2.60483" calcext:value-type="float">
            <text:p>2.60483</text:p>
          </table:table-cell>
          <table:table-cell table:style-name="ce4" office:value-type="float" office:value="0.782604000306272" calcext:value-type="float">
            <text:p>0.782604000306272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 calcext:value-type="string">
            <text:p>pack-comp2-8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0.2721" calcext:value-type="float">
            <text:p>0.2721</text:p>
          </table:table-cell>
          <table:table-cell table:style-name="ce4" office:value-type="float" office:value="0.673117142517734" calcext:value-type="float">
            <text:p>0.673117142517734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 calcext:value-type="string">
            <text:p>pack-comp2c-16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0.25301" calcext:value-type="float">
            <text:p>0.25301</text:p>
          </table:table-cell>
          <table:table-cell table:style-name="ce4" office:value-type="float" office:value="0.727467594512014" calcext:value-type="float">
            <text:p>0.727467594512014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 calcext:value-type="string">
            <text:p>pack-comp2c-32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1.05292" calcext:value-type="float">
            <text:p>1.05292</text:p>
          </table:table-cell>
          <table:table-cell table:style-name="ce4" office:value-type="float" office:value="0.782943928709828" calcext:value-type="float">
            <text:p>0.782943928709828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 calcext:value-type="string">
            <text:p>pack-comp2c-8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0.3669" calcext:value-type="float">
            <text:p>0.3669</text:p>
          </table:table-cell>
          <table:table-cell table:style-name="ce4" office:value-type="float" office:value="0.673458192747919" calcext:value-type="float">
            <text:p>0.673458192747919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 calcext:value-type="string">
            <text:p>pack-rig1-16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0.11786" calcext:value-type="float">
            <text:p>0.11786</text:p>
          </table:table-cell>
          <table:table-cell table:style-name="ce4" office:value-type="float" office:value="0.826012714479476" calcext:value-type="float">
            <text:p>0.826012714479476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 calcext:value-type="string">
            <text:p>pack-rig1-32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1.71459" calcext:value-type="float">
            <text:p>1.71459</text:p>
          </table:table-cell>
          <table:table-cell table:style-name="ce4" office:value-type="float" office:value="0.850894605258533" calcext:value-type="float">
            <text:p>0.850894605258533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 calcext:value-type="string">
            <text:p>pack-rig1-4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0.652" calcext:value-type="float">
            <text:p>0.652</text:p>
          </table:table-cell>
          <table:table-cell table:style-name="ce4" office:value-type="float" office:value="0.718891053787684" calcext:value-type="float">
            <text:p>0.718891053787684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 calcext:value-type="string">
            <text:p>pack-rig1-8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0.52448" calcext:value-type="float">
            <text:p>0.52448</text:p>
          </table:table-cell>
          <table:table-cell table:style-name="ce4" office:value-type="float" office:value="0.787931845910523" calcext:value-type="float">
            <text:p>0.787931845910523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 calcext:value-type="string">
            <text:p>pack-rig1c-16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0.13123" calcext:value-type="float">
            <text:p>0.13123</text:p>
          </table:table-cell>
          <table:table-cell table:style-name="ce4" office:value-type="float" office:value="0.826498482278718" calcext:value-type="float">
            <text:p>0.826498482278718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 calcext:value-type="string">
            <text:p>pack-rig1c-32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1.21939" calcext:value-type="float">
            <text:p>1.21939</text:p>
          </table:table-cell>
          <table:table-cell table:style-name="ce4" office:value-type="float" office:value="0.851640707995775" calcext:value-type="float">
            <text:p>0.851640707995775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 calcext:value-type="string">
            <text:p>pack-rig1c-4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0.657" calcext:value-type="float">
            <text:p>0.657</text:p>
          </table:table-cell>
          <table:table-cell table:style-name="ce4" office:value-type="float" office:value="0.721007167273111" calcext:value-type="float">
            <text:p>0.721007167273111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 calcext:value-type="string">
            <text:p>pack-rig1c-8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0.2194" calcext:value-type="float">
            <text:p>0.2194</text:p>
          </table:table-cell>
          <table:table-cell table:style-name="ce4" office:value-type="float" office:value="0.788300145342141" calcext:value-type="float">
            <text:p>0.788300145342141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 calcext:value-type="string">
            <text:p>pack-rig1p-16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.2578" calcext:value-type="float">
            <text:p>1.2578</text:p>
          </table:table-cell>
          <table:table-cell table:style-name="ce4" office:value-type="float" office:value="0.826012755525874" calcext:value-type="float">
            <text:p>0.826012755525874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 calcext:value-type="string">
            <text:p>pack-rig1p-32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1.06414" calcext:value-type="float">
            <text:p>1.06414</text:p>
          </table:table-cell>
          <table:table-cell table:style-name="ce4" office:value-type="float" office:value="0.850894603902105" calcext:value-type="float">
            <text:p>0.850894603902105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 calcext:value-type="string">
            <text:p>pack-rig1p-4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0.636" calcext:value-type="float">
            <text:p>0.636</text:p>
          </table:table-cell>
          <table:table-cell table:style-name="ce4" office:value-type="float" office:value="0.600000000093238" calcext:value-type="float">
            <text:p>0.600000000093238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 calcext:value-type="string">
            <text:p>pack-rig1p-8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0.8253" calcext:value-type="float">
            <text:p>0.8253</text:p>
          </table:table-cell>
          <table:table-cell table:style-name="ce4" office:value-type="float" office:value="0.787931848970734" calcext:value-type="float">
            <text:p>0.787931848970734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 calcext:value-type="string">
            <text:p>pack-rig2-16</text:p>
          </table:table-cell>
          <table:table-cell table:style-name="ce4"/>
          <table:table-cell/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pack-rig2-32</text:p>
          </table:table-cell>
          <table:table-cell table:style-name="ce4"/>
          <table:table-cell/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pack-rig2-4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0.574" calcext:value-type="float">
            <text:p>0.574</text:p>
          </table:table-cell>
          <table:table-cell table:style-name="ce4" office:value-type="float" office:value="0.694530357023048" calcext:value-type="float">
            <text:p>0.694530357023048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 calcext:value-type="string">
            <text:p>pack-rig2-8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0.825" calcext:value-type="float">
            <text:p>0.825</text:p>
          </table:table-cell>
          <table:table-cell table:style-name="ce4" office:value-type="float" office:value="0.780404306208178" calcext:value-type="float">
            <text:p>0.780404306208178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 calcext:value-type="string">
            <text:p>pack-rig2c-16</text:p>
          </table:table-cell>
          <table:table-cell table:style-name="ce4"/>
          <table:table-cell/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pack-rig2c-32</text:p>
          </table:table-cell>
          <table:table-cell table:style-name="ce4"/>
          <table:table-cell/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pack-rig2c-4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0.665" calcext:value-type="float">
            <text:p>0.665</text:p>
          </table:table-cell>
          <table:table-cell table:style-name="ce4" office:value-type="float" office:value="0.711527873234928" calcext:value-type="float">
            <text:p>0.711527873234928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 calcext:value-type="string">
            <text:p>pack-rig2c-8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0.523" calcext:value-type="float">
            <text:p>0.523</text:p>
          </table:table-cell>
          <table:table-cell table:style-name="ce4" office:value-type="float" office:value="0.799305826083922" calcext:value-type="float">
            <text:p>0.799305826083922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 calcext:value-type="string">
            <text:p>pack-rig2p-16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0.34899" calcext:value-type="float">
            <text:p>0.34899</text:p>
          </table:table-cell>
          <table:table-cell table:style-name="ce4" office:value-type="float" office:value="1.08514070390291" calcext:value-type="float">
            <text:p>1.08514070390291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 calcext:value-type="string">
            <text:p>pack-rig2p-32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1.93377" calcext:value-type="float">
            <text:p>1.93377</text:p>
          </table:table-cell>
          <table:table-cell table:style-name="ce4" office:value-type="float" office:value="1.13588541071996" calcext:value-type="float">
            <text:p>1.13588541071996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 calcext:value-type="string">
            <text:p>pack-rig2p-4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0.3591" calcext:value-type="float">
            <text:p>0.3591</text:p>
          </table:table-cell>
          <table:table-cell table:style-name="ce4" office:value-type="float" office:value="0.6000000062838" calcext:value-type="float">
            <text:p>0.6000000062838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 calcext:value-type="string">
            <text:p>pack-rig2p-8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0.4328" calcext:value-type="float">
            <text:p>0.4328</text:p>
          </table:table-cell>
          <table:table-cell table:style-name="ce4" office:value-type="float" office:value="0.780404298095022" calcext:value-type="float">
            <text:p>0.780404298095022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 calcext:value-type="string">
            <text:p>pack-rig3-16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1.48361" calcext:value-type="float">
            <text:p>1.48361</text:p>
          </table:table-cell>
          <table:table-cell table:style-name="ce4" office:value-type="float" office:value="0.800430531131004" calcext:value-type="float">
            <text:p>0.800430531131004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 calcext:value-type="string">
            <text:p>pack-rig3-32</text:p>
          </table:table-cell>
          <table:table-cell table:style-name="ce4" office:value-type="float" office:value="265" calcext:value-type="float">
            <text:p>265</text:p>
          </table:table-cell>
          <table:table-cell table:style-name="ce4" office:value-type="float" office:value="15.10576" calcext:value-type="float">
            <text:p>15.10576</text:p>
          </table:table-cell>
          <table:table-cell table:style-name="ce4" office:value-type="float" office:value="0.88640838253626" calcext:value-type="float">
            <text:p>0.88640838253626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 calcext:value-type="string">
            <text:p>pack-rig3-4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0.885" calcext:value-type="float">
            <text:p>0.885</text:p>
          </table:table-cell>
          <table:table-cell table:style-name="ce4" office:value-type="float" office:value="0.666187745529177" calcext:value-type="float">
            <text:p>0.666187745529177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 calcext:value-type="string">
            <text:p>pack-rig3-8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0.3199" calcext:value-type="float">
            <text:p>0.3199</text:p>
          </table:table-cell>
          <table:table-cell table:style-name="ce4" office:value-type="float" office:value="0.73520210799245" calcext:value-type="float">
            <text:p>0.73520210799245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 calcext:value-type="string">
            <text:p>pack-rig3c-16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0.30749" calcext:value-type="float">
            <text:p>0.30749</text:p>
          </table:table-cell>
          <table:table-cell table:style-name="ce4" office:value-type="float" office:value="0.818600369834949" calcext:value-type="float">
            <text:p>0.818600369834949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 calcext:value-type="string">
            <text:p>pack-rig3c-32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17.3274" calcext:value-type="float">
            <text:p>17.3274</text:p>
          </table:table-cell>
          <table:table-cell table:style-name="ce4" office:value-type="float" office:value="0.908909722980158" calcext:value-type="float">
            <text:p>0.908909722980158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 calcext:value-type="string">
            <text:p>pack-rig3c-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.666" calcext:value-type="float">
            <text:p>0.666</text:p>
          </table:table-cell>
          <table:table-cell table:style-name="ce4" office:value-type="float" office:value="0.682772804853827" calcext:value-type="float">
            <text:p>0.682772804853827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 calcext:value-type="string">
            <text:p>pack-rig3c-8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0.4716" calcext:value-type="float">
            <text:p>0.4716</text:p>
          </table:table-cell>
          <table:table-cell table:style-name="ce4" office:value-type="float" office:value="0.753472622403843" calcext:value-type="float">
            <text:p>0.753472622403843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 calcext:value-type="string">
            <text:p>portfl1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0.1431" calcext:value-type="float">
            <text:p>0.1431</text:p>
          </table:table-cell>
          <table:table-cell table:style-name="ce4" office:value-type="float" office:value="0.0000150729174590847" calcext:value-type="float">
            <text:p>1.50729174590847E-05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 calcext:value-type="string">
            <text:p>portfl2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0.1096" calcext:value-type="float">
            <text:p>0.1096</text:p>
          </table:table-cell>
          <table:table-cell table:style-name="ce4" office:value-type="float" office:value="0.0000146131556432196" calcext:value-type="float">
            <text:p>1.46131556432196E-05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 calcext:value-type="string">
            <text:p>portfl3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0.9853" calcext:value-type="float">
            <text:p>0.9853</text:p>
          </table:table-cell>
          <table:table-cell table:style-name="ce4" office:value-type="float" office:value="0.0000110494344908234" calcext:value-type="float">
            <text:p>1.10494344908234E-05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 calcext:value-type="string">
            <text:p>portfl4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0.1693" calcext:value-type="float">
            <text:p>0.1693</text:p>
          </table:table-cell>
          <table:table-cell table:style-name="ce4" office:value-type="float" office:value="0.00000316327322150084" calcext:value-type="float">
            <text:p>3.16327322150084E-06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 calcext:value-type="string">
            <text:p>portfl6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0.126" calcext:value-type="float">
            <text:p>0.126</text:p>
          </table:table-cell>
          <table:table-cell table:style-name="ce4" office:value-type="float" office:value="0.00000723147047191942" calcext:value-type="float">
            <text:p>7.23147047191942E-06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 calcext:value-type="string">
            <text:p>qpec-100-1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0.24012" calcext:value-type="float">
            <text:p>0.24012</text:p>
          </table:table-cell>
          <table:table-cell table:style-name="ce4" office:value-type="float" office:value="0.109245123474166" calcext:value-type="float">
            <text:p>0.109245123474166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 calcext:value-type="string">
            <text:p>qpec-100-2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0.696" calcext:value-type="float">
            <text:p>0.696</text:p>
          </table:table-cell>
          <table:table-cell table:style-name="ce4" office:value-type="float" office:value="-6.43005575991647" calcext:value-type="float">
            <text:p>-6.43005575991647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 calcext:value-type="string">
            <text:p>qpec-100-3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0.24193" calcext:value-type="float">
            <text:p>0.24193</text:p>
          </table:table-cell>
          <table:table-cell table:style-name="ce4" office:value-type="float" office:value="-5.48057952811338" calcext:value-type="float">
            <text:p>-5.48057952811338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 calcext:value-type="string">
            <text:p>qpec-100-4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0.265" calcext:value-type="float">
            <text:p>0.265</text:p>
          </table:table-cell>
          <table:table-cell table:style-name="ce4" office:value-type="float" office:value="-1.3679798885002" calcext:value-type="float">
            <text:p>-1.3679798885002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 calcext:value-type="string">
            <text:p>qpec-200-1</text:p>
          </table:table-cell>
          <table:table-cell table:style-name="ce4" office:value-type="float" office:value="127" calcext:value-type="float">
            <text:p>127</text:p>
          </table:table-cell>
          <table:table-cell table:style-name="ce4" office:value-type="float" office:value="1.48384" calcext:value-type="float">
            <text:p>1.48384</text:p>
          </table:table-cell>
          <table:table-cell table:style-name="ce4" office:value-type="float" office:value="-1.93482968732399" calcext:value-type="float">
            <text:p>-1.93482968732399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 calcext:value-type="string">
            <text:p>qpec-200-2</text:p>
          </table:table-cell>
          <table:table-cell table:style-name="ce4" office:value-type="float" office:value="116" calcext:value-type="float">
            <text:p>116</text:p>
          </table:table-cell>
          <table:table-cell table:style-name="ce4" office:value-type="float" office:value="10.40283" calcext:value-type="float">
            <text:p>10.40283</text:p>
          </table:table-cell>
          <table:table-cell table:style-name="ce4" office:value-type="float" office:value="-21.7652951840544" calcext:value-type="float">
            <text:p>-21.7652951840544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 calcext:value-type="string">
            <text:p>qpec-200-3</text:p>
          </table:table-cell>
          <table:table-cell table:style-name="ce4" office:value-type="float" office:value="98" calcext:value-type="float">
            <text:p>98</text:p>
          </table:table-cell>
          <table:table-cell table:style-name="ce4" office:value-type="float" office:value="10.77974" calcext:value-type="float">
            <text:p>10.77974</text:p>
          </table:table-cell>
          <table:table-cell table:style-name="ce4" office:value-type="float" office:value="-1.79609978798998" calcext:value-type="float">
            <text:p>-1.79609978798998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 calcext:value-type="string">
            <text:p>qpec-200-4</text:p>
          </table:table-cell>
          <table:table-cell table:style-name="ce4" office:value-type="float" office:value="89" calcext:value-type="float">
            <text:p>89</text:p>
          </table:table-cell>
          <table:table-cell table:style-name="ce4" office:value-type="float" office:value="9.83813" calcext:value-type="float">
            <text:p>9.83813</text:p>
          </table:table-cell>
          <table:table-cell table:style-name="ce4" office:value-type="float" office:value="-5.062769428455" calcext:value-type="float">
            <text:p>-5.062769428455</text:p>
          </table:table-cell>
          <table:table-cell table:style-name="ce4" table:number-columns-repeated="1020"/>
        </table:table-row>
        <table:table-row table:style-name="ro1">
          <table:table-cell office:value-type="string" calcext:value-type="string">
            <text:p>qpec1</text:p>
          </table:table-cell>
          <table:table-cell office:value-type="float" office:value="6" calcext:value-type="float">
            <text:p>6</text:p>
          </table:table-cell>
          <table:table-cell office:value-type="float" office:value="0.002" calcext:value-type="float">
            <text:p>0.002</text:p>
          </table:table-cell>
          <table:table-cell office:value-type="float" office:value="79.9999992501266" calcext:value-type="float">
            <text:p>79.999999250126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pec2</text:p>
          </table:table-cell>
          <table:table-cell office:value-type="float" office:value="5" calcext:value-type="float">
            <text:p>5</text:p>
          </table:table-cell>
          <table:table-cell office:value-type="float" office:value="0.004" calcext:value-type="float">
            <text:p>0.004</text:p>
          </table:table-cell>
          <table:table-cell office:value-type="float" office:value="7.85179696890294E-018" calcext:value-type="float">
            <text:p>7.85179696890294E-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lph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lph2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ralphmod</text:p>
          </table:table-cell>
          <table:table-cell table:style-name="ce4" office:value-type="float" office:value="131" calcext:value-type="float">
            <text:p>131</text:p>
          </table:table-cell>
          <table:table-cell table:style-name="ce4" office:value-type="float" office:value="2.407" calcext:value-type="float">
            <text:p>2.407</text:p>
          </table:table-cell>
          <table:table-cell table:style-name="ce4" office:value-type="float" office:value="-676.894703110205" calcext:value-type="float">
            <text:p>-676.894703110205</text:p>
          </table:table-cell>
          <table:table-cell table:style-name="ce4" table:number-columns-repeated="1020"/>
        </table:table-row>
        <table:table-row table:style-name="ro1">
          <table:table-cell office:value-type="string" calcext:value-type="string">
            <text:p>scale1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le2</text:p>
          </table:table-cell>
          <table:table-cell office:value-type="float" office:value="1" calcext:value-type="float">
            <text:p>1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le3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le4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le5</text:p>
          </table:table-cell>
          <table:table-cell office:value-type="float" office:value="1" calcext:value-type="float">
            <text:p>1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holtes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.99999996501541" calcext:value-type="float">
            <text:p>1.9999999650154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holtes2</text:p>
          </table:table-cell>
          <table:table-cell office:value-type="float" office:value="7" calcext:value-type="float">
            <text:p>7</text:p>
          </table:table-cell>
          <table:table-cell office:value-type="float" office:value="0.002" calcext:value-type="float">
            <text:p>0.002</text:p>
          </table:table-cell>
          <table:table-cell office:value-type="float" office:value="10.9999997850137" calcext:value-type="float">
            <text:p>10.99999978501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holtes3</text:p>
          </table:table-cell>
          <table:table-cell office:value-type="float" office:value="6" calcext:value-type="float">
            <text:p>6</text:p>
          </table:table-cell>
          <table:table-cell office:value-type="float" office:value="0.001" calcext:value-type="float">
            <text:p>0.001</text:p>
          </table:table-cell>
          <table:table-cell office:value-type="float" office:value="6.29737932705195E-018" calcext:value-type="float">
            <text:p>6.29737932705195E-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holtes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choltes5</text:p>
          </table:table-cell>
          <table:table-cell office:value-type="float" office:value="5" calcext:value-type="float">
            <text:p>5</text:p>
          </table:table-cell>
          <table:table-cell office:value-type="float" office:value="0.002" calcext:value-type="float">
            <text:p>0.002</text:p>
          </table:table-cell>
          <table:table-cell office:value-type="float" office:value="0.999999982507706" calcext:value-type="float">
            <text:p>0.999999982507706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siouxfls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4.24646" calcext:value-type="float">
            <text:p>4.24646</text:p>
          </table:table-cell>
          <table:table-cell table:style-name="ce4" office:value-type="float" office:value="208.257981287962" calcext:value-type="float">
            <text:p>208.257981287962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 calcext:value-type="string">
            <text:p>siouxfls1</text:p>
          </table:table-cell>
          <table:table-cell table:style-name="ce4" office:value-type="float" office:value="105" calcext:value-type="float">
            <text:p>105</text:p>
          </table:table-cell>
          <table:table-cell table:style-name="ce4" office:value-type="float" office:value="4.513" calcext:value-type="float">
            <text:p>4.513</text:p>
          </table:table-cell>
          <table:table-cell table:style-name="ce4" office:value-type="float" office:value="979.386337727388" calcext:value-type="float">
            <text:p>979.386337727388</text:p>
          </table:table-cell>
          <table:table-cell table:style-name="ce4" table:number-columns-repeated="1020"/>
        </table:table-row>
        <table:table-row table:style-name="ro1">
          <table:table-cell office:value-type="string" calcext:value-type="string">
            <text:p>sl1</text:p>
          </table:table-cell>
          <table:table-cell office:value-type="float" office:value="16" calcext:value-type="float">
            <text:p>16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00000309675147884601" calcext:value-type="float">
            <text:p>3.09675147884601E-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ackelberg1</text:p>
          </table:table-cell>
          <table:table-cell office:value-type="float" office:value="9" calcext:value-type="float">
            <text:p>9</text:p>
          </table:table-cell>
          <table:table-cell office:value-type="float" office:value="0.004" calcext:value-type="float">
            <text:p>0.004</text:p>
          </table:table-cell>
          <table:table-cell office:value-type="float" office:value="-3266.66666689749" calcext:value-type="float">
            <text:p>-3266.66666689749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tap-09</text:p>
          </table:table-cell>
          <table:table-cell table:style-name="ce4"/>
          <table:table-cell/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tap-15</text:p>
          </table:table-cell>
          <table:table-cell table:style-name="ce4"/>
          <table:table-cell/>
          <table:table-cell table:style-name="ce4" table:number-columns-repeated="1021"/>
        </table:table-row>
        <table:table-row table:style-name="ro1">
          <table:table-cell office:value-type="string" calcext:value-type="string">
            <text:p>taxmcp</text:p>
          </table:table-cell>
          <table:table-cell office:value-type="float" office:value="4" calcext:value-type="float">
            <text:p>4</text:p>
          </table:table-cell>
          <table:table-cell office:value-type="float" office:value="0.001" calcext:value-type="float">
            <text:p>0.001</text:p>
          </table:table-cell>
          <table:table-cell office:value-type="float" office:value="-0.00000000749409640637497" calcext:value-type="float">
            <text:p>-7.49409640637497E-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ater-FL</text:p>
          </table:table-cell>
          <table:table-cell table:style-name="ce4" office:value-type="float" office:value="168" calcext:value-type="float">
            <text:p>168</text:p>
          </table:table-cell>
          <table:table-cell table:style-name="ce4" office:value-type="float" office:value="1.23634" calcext:value-type="float">
            <text:p>1.23634</text:p>
          </table:table-cell>
          <table:table-cell table:style-name="ce4" office:value-type="float" office:value="3304.59407254638" calcext:value-type="float">
            <text:p>3304.594072546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ater-net</text:p>
          </table:table-cell>
          <table:table-cell table:style-name="ce4" office:value-type="float" office:value="141" calcext:value-type="float">
            <text:p>141</text:p>
          </table:table-cell>
          <table:table-cell table:style-name="ce4" office:value-type="float" office:value="1.3962" calcext:value-type="float">
            <text:p>1.3962</text:p>
          </table:table-cell>
          <table:table-cell table:style-name="ce4" office:value-type="float" office:value="926.09809888197" calcext:value-type="float">
            <text:p>926.09809888197</text:p>
          </table:table-cell>
          <table:table-cell table:number-columns-repeated="1020"/>
        </table:table-row>
        <table:table-row table:style-name="ro1" table:number-rows-repeated="104837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5">00/00/0000</text:date>, <text:time style:data-style-name="N2" text:time-value="06:31:38.7339075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11-25T18:00:54.098464058</dc:date>
    <meta:editing-duration>PT11H3M45S</meta:editing-duration>
    <meta:editing-cycles>35</meta:editing-cycles>
    <meta:generator>LibreOffice/6.0.7.3$Linux_X86_64 LibreOffice_project/00m0$Build-3</meta:generator>
    <meta:document-statistic meta:table-count="1" meta:cell-count="727" meta:object-count="0"/>
  </office:meta>
</office:document-meta>
</file>